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style:line-height-at-least="0.503cm"/>
      <style:text-properties fo:color="#d4d4d4" style:font-name="Consolas" fo:font-size="10.5pt" fo:font-weight="normal" fo:background-color="transparent"/>
    </style:style>
    <style:style style:name="P3" style:family="paragraph" style:parent-style-name="Standard">
      <style:paragraph-properties style:line-height-at-least="0.503cm"/>
      <style:text-properties fo:color="#d4d4d4" fo:background-color="transparent"/>
    </style:style>
    <style:style style:name="P4" style:family="paragraph" style:parent-style-name="Standard">
      <style:paragraph-properties style:line-height-at-least="0.503cm"/>
      <style:text-properties fo:background-color="transparent"/>
    </style:style>
    <style:style style:name="P5" style:family="paragraph" style:parent-style-name="Standard">
      <style:paragraph-properties style:line-height-at-least="0.503cm"/>
      <style:text-properties fo:color="#6a9955" style:font-name="Consolas" fo:font-size="10.5pt" fo:font-weight="normal" fo:background-color="transparent"/>
    </style:style>
    <style:style style:name="P6" style:family="paragraph" style:parent-style-name="Standard">
      <style:paragraph-properties style:line-height-at-least="0.503cm"/>
      <style:text-properties fo:color="#d4d4d4" style:font-name="Consolas" fo:font-size="10.5pt" fo:font-weight="normal" fo:background-color="transparen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c586c0"/>
    </style:style>
    <style:style style:name="T3" style:family="text">
      <style:text-properties style:font-name="Consolas" fo:font-size="10.5pt" fo:font-weight="normal"/>
    </style:style>
    <style:style style:name="T4" style:family="text">
      <style:text-properties fo:color="#9cdcfe"/>
    </style:style>
    <style:style style:name="T5" style:family="text">
      <style:text-properties fo:color="#9cdcfe" style:font-name="Consolas" fo:font-size="10.5pt" fo:font-weight="normal"/>
    </style:style>
    <style:style style:name="T6" style:family="text">
      <style:text-properties fo:color="#ce9178" style:font-name="Consolas" fo:font-size="10.5pt" fo:font-weight="normal"/>
    </style:style>
    <style:style style:name="T7" style:family="text">
      <style:text-properties fo:color="#dcdcaa" style:font-name="Consolas" fo:font-size="10.5pt" fo:font-weight="normal"/>
    </style:style>
    <style:style style:name="T8" style:family="text">
      <style:text-properties fo:color="#d7ba7d"/>
    </style:style>
    <style:style style:name="T9" style:family="text">
      <style:text-properties fo:color="#d7ba7d" style:font-name="Consolas" fo:font-size="10.5pt" fo:font-weight="normal"/>
    </style:style>
    <style:style style:name="T10" style:family="text">
      <style:text-properties fo:color="#b5cea8"/>
    </style:style>
    <style:style style:name="T11" style:family="text">
      <style:text-properties fo:color="#b5cea8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@font-face</text:span> {</text:p>
      <text:p text:style-name="P3">    <text:span text:style-name="T5">font-family</text:span><text:span text:style-name="T3">: </text:span><text:span text:style-name="T6">'Poppins'</text:span><text:span text:style-name="T3">;</text:span></text:p>
      <text:p text:style-name="P3">    <text:span text:style-name="T5">src</text:span><text:span text:style-name="T3">: </text:span><text:span text:style-name="T7">url</text:span><text:span text:style-name="T3">(</text:span><text:span text:style-name="T6">'../fonts/poppins.ttf'</text:span><text:span text:style-name="T3">)</text:span></text:p>
      <text:p text:style-name="P2">}</text:p>
      <text:p text:style-name="P4"/>
      <text:p text:style-name="P2"><text:span text:style-name="T8">body</text:span> {</text:p>
      <text:p text:style-name="P3">    <text:span text:style-name="T5">margin</text:span><text:span text:style-name="T3">: </text:span><text:span text:style-name="T11">0</text:span><text:span text:style-name="T3">;</text:span></text:p>
      <text:p text:style-name="P3">    <text:span text:style-name="T5">font-family</text:span><text:span text:style-name="T3">: </text:span><text:span text:style-name="T6">'Poppins'</text:span><text:span text:style-name="T3">;</text:span></text:p>
      <text:p text:style-name="P2">}</text:p>
      <text:p text:style-name="P4"/>
      <text:p text:style-name="P2"><text:span text:style-name="T8">.content</text:span> {</text:p>
      <text:p text:style-name="P3">    <text:span text:style-name="T5">width</text:span><text:span text:style-name="T3">: </text:span><text:span text:style-name="T11">800px</text:span><text:span text:style-name="T3">;</text:span></text:p>
      <text:p text:style-name="P2">}</text:p>
      <text:p text:style-name="P4"/>
      <text:p text:style-name="P2"><text:span text:style-name="T8">.content-small</text:span> {</text:p>
      <text:p text:style-name="P3">    <text:span text:style-name="T5">width</text:span><text:span text:style-name="T3">: </text:span><text:span text:style-name="T11">550px</text:span><text:span text:style-name="T3">;</text:span></text:p>
      <text:p text:style-name="P3">    <text:span text:style-name="T5">display</text:span><text:span text:style-name="T3">: </text:span><text:span text:style-name="T6">flex</text:span><text:span text:style-name="T3">;</text:span></text:p>
      <text:p text:style-name="P3">    <text:span text:style-name="T5">justify-content</text:span><text:span text:style-name="T3">: </text:span><text:span text:style-name="T6">space-between</text:span><text:span text:style-name="T3">;</text:span></text:p>
      <text:p text:style-name="P2">}</text:p>
      <text:p text:style-name="P4"/>
      <text:p text:style-name="P2"><text:span text:style-name="T8">header</text:span>,</text:p>
      <text:p text:style-name="P2"><text:span text:style-name="T8">section</text:span> {</text:p>
      <text:p text:style-name="P3">    <text:span text:style-name="T5">display</text:span><text:span text:style-name="T3">: </text:span><text:span text:style-name="T6">flex</text:span><text:span text:style-name="T3">;    </text:span></text:p>
      <text:p text:style-name="P3">    <text:span text:style-name="T5">justify-content</text:span><text:span text:style-name="T3">: </text:span><text:span text:style-name="T6">center</text:span><text:span text:style-name="T3">;</text:span></text:p>
      <text:p text:style-name="P2">}</text:p>
      <text:p text:style-name="P4"/>
      <text:p text:style-name="P2"><text:span text:style-name="T8">header</text:span>,</text:p>
      <text:p text:style-name="P2"><text:span text:style-name="T8">section</text:span>,</text:p>
      <text:p text:style-name="P2"><text:span text:style-name="T8">footer</text:span> {</text:p>
      <text:p text:style-name="P3">    <text:span text:style-name="T5">padding</text:span><text:span text:style-name="T3">: </text:span><text:span text:style-name="T11">40px</text:span><text:span text:style-name="T3"> </text:span><text:span text:style-name="T11">5px</text:span><text:span text:style-name="T3">;</text:span></text:p>
      <text:p text:style-name="P2">}</text:p>
      <text:p text:style-name="P4"/>
      <text:p text:style-name="P2"><text:span text:style-name="T8">#experiences</text:span> <text:span text:style-name="T8">ul</text:span>,</text:p>
      <text:p text:style-name="P2"><text:span text:style-name="T8">#formations</text:span> <text:span text:style-name="T8">ul</text:span> {</text:p>
      <text:p text:style-name="P3">    <text:span text:style-name="T5">padding</text:span><text:span text:style-name="T3">: </text:span><text:span text:style-name="T11">0</text:span><text:span text:style-name="T3">;</text:span></text:p>
      <text:p text:style-name="P3">    <text:span text:style-name="T5">list-style-type</text:span><text:span text:style-name="T3">: </text:span><text:span text:style-name="T6">none</text:span><text:span text:style-name="T3">;</text:span></text:p>
      <text:p text:style-name="P2">}</text:p>
      <text:p text:style-name="P4"/>
      <text:p text:style-name="P5">/* Nav */</text:p>
      <text:p text:style-name="P4"/>
      <text:p text:style-name="P2"><text:span text:style-name="T8">nav</text:span> {</text:p>
      <text:p text:style-name="P3">    <text:span text:style-name="T5">height</text:span><text:span text:style-name="T3">: </text:span><text:span text:style-name="T11">72px</text:span><text:span text:style-name="T3">;</text:span></text:p>
      <text:p text:style-name="P3">    <text:span text:style-name="T5">display</text:span><text:span text:style-name="T3">: </text:span><text:span text:style-name="T6">flex</text:span><text:span text:style-name="T3">;</text:span></text:p>
      <text:p text:style-name="P3">    <text:span text:style-name="T5">align-items</text:span><text:span text:style-name="T3">: </text:span><text:span text:style-name="T6">center</text:span><text:span text:style-name="T3">;</text:span></text:p>
      <text:p text:style-name="P2">}</text:p>
      <text:p text:style-name="P4"/>
      <text:p text:style-name="P2"><text:span text:style-name="T8">nav</text:span> <text:span text:style-name="T8">h2</text:span> {</text:p>
      <text:p text:style-name="P3"><text:soft-page-break/>    <text:span text:style-name="T5">margin</text:span><text:span text:style-name="T3">: </text:span><text:span text:style-name="T11">0</text:span><text:span text:style-name="T3">;</text:span></text:p>
      <text:p text:style-name="P3">    <text:span text:style-name="T5">padding-left</text:span><text:span text:style-name="T3">: </text:span><text:span text:style-name="T11">15px</text:span><text:span text:style-name="T3">;</text:span></text:p>
      <text:p text:style-name="P2">}</text:p>
      <text:p text:style-name="P4"/>
      <text:p text:style-name="P2"><text:span text:style-name="T8">nav</text:span> <text:span text:style-name="T8">ul</text:span> {</text:p>
      <text:p text:style-name="P3">    <text:span text:style-name="T5">display</text:span><text:span text:style-name="T3">: </text:span><text:span text:style-name="T6">flex</text:span><text:span text:style-name="T3">;</text:span></text:p>
      <text:p text:style-name="P3">    <text:span text:style-name="T5">list-style-type</text:span><text:span text:style-name="T3">: </text:span><text:span text:style-name="T6">none</text:span><text:span text:style-name="T3">;</text:span></text:p>
      <text:p text:style-name="P2">}</text:p>
      <text:p text:style-name="P4"/>
      <text:p text:style-name="P2"><text:span text:style-name="T8">nav</text:span> <text:span text:style-name="T8">a</text:span> {</text:p>
      <text:p text:style-name="P3">    <text:span text:style-name="T5">padding</text:span><text:span text:style-name="T3">: </text:span><text:span text:style-name="T11">10px</text:span><text:span text:style-name="T3">;</text:span></text:p>
      <text:p text:style-name="P3">    <text:span text:style-name="T5">text-decoration</text:span><text:span text:style-name="T3">: </text:span><text:span text:style-name="T6">none</text:span><text:span text:style-name="T3">;</text:span></text:p>
      <text:p text:style-name="P2">}</text:p>
      <text:p text:style-name="P4"/>
      <text:p text:style-name="P5">/* Header */</text:p>
      <text:p text:style-name="P2"><text:span text:style-name="T8">header</text:span> <text:span text:style-name="T8">img</text:span> {</text:p>
      <text:p text:style-name="P3">    <text:span text:style-name="T5">width</text:span><text:span text:style-name="T3">: </text:span><text:span text:style-name="T11">150px</text:span><text:span text:style-name="T3">;</text:span></text:p>
      <text:p text:style-name="P3">    <text:span text:style-name="T5">border-radius</text:span><text:span text:style-name="T3">: </text:span><text:span text:style-name="T11">50%</text:span><text:span text:style-name="T3">;</text:span></text:p>
      <text:p text:style-name="P2">}</text:p>
      <text:p text:style-name="P4"/>
      <text:p text:style-name="P2"><text:span text:style-name="T8">.header-space</text:span> {</text:p>
      <text:p text:style-name="P3">    <text:span text:style-name="T5">display</text:span><text:span text:style-name="T3">: </text:span><text:span text:style-name="T6">flex</text:span><text:span text:style-name="T3">;</text:span></text:p>
      <text:p text:style-name="P3">    <text:span text:style-name="T5">justify-content</text:span><text:span text:style-name="T3">: </text:span><text:span text:style-name="T6">space-evenly</text:span><text:span text:style-name="T3">;</text:span></text:p>
      <text:p text:style-name="P2">}</text:p>
      <text:p text:style-name="P4"/>
      <text:p text:style-name="P2"><text:span text:style-name="T8">header</text:span> <text:span text:style-name="T8">.header-space</text:span> <text:span text:style-name="T8">div</text:span> {</text:p>
      <text:p text:style-name="P3">    <text:span text:style-name="T5">text-align</text:span><text:span text:style-name="T3">: </text:span><text:span text:style-name="T6">center</text:span><text:span text:style-name="T3">;</text:span></text:p>
      <text:p text:style-name="P2">}</text:p>
      <text:p text:style-name="P4"/>
      <text:p text:style-name="P5">/* Section */</text:p>
      <text:p text:style-name="P4"/>
      <text:p text:style-name="P2"><text:span text:style-name="T8">section</text:span> <text:span text:style-name="T8">.text-year</text:span> {</text:p>
      <text:p text:style-name="P3">    <text:span text:style-name="T5">display</text:span><text:span text:style-name="T3">: </text:span><text:span text:style-name="T6">flex</text:span><text:span text:style-name="T3">;</text:span></text:p>
      <text:p text:style-name="P3">    <text:span text:style-name="T5">justify-content</text:span><text:span text:style-name="T3">: </text:span><text:span text:style-name="T6">space-between</text:span><text:span text:style-name="T3">;</text:span></text:p>
      <text:p text:style-name="P3">    <text:span text:style-name="T5">align-items</text:span><text:span text:style-name="T3">: </text:span><text:span text:style-name="T6">center</text:span><text:span text:style-name="T3">;</text:span></text:p>
      <text:p text:style-name="P2">}</text:p>
      <text:p text:style-name="P4"/>
      <text:p text:style-name="P5">/* #formations */</text:p>
      <text:p text:style-name="P2"><text:span text:style-name="T8">#formations</text:span> <text:span text:style-name="T8">ul</text:span> <text:span text:style-name="T8">li</text:span> {</text:p>
      <text:p text:style-name="P3">    <text:span text:style-name="T5">display</text:span><text:span text:style-name="T3">: </text:span><text:span text:style-name="T6">flex</text:span><text:span text:style-name="T3">;</text:span></text:p>
      <text:p text:style-name="P3">    <text:span text:style-name="T5">justify-content</text:span><text:span text:style-name="T3">: </text:span><text:span text:style-name="T6">space-between</text:span><text:span text:style-name="T3">;</text:span></text:p>
      <text:p text:style-name="P2">}</text:p>
      <text:p text:style-name="P4"/>
      <text:p text:style-name="P5">/* Footer */</text:p>
      <text:p text:style-name="P2"><text:span text:style-name="T8">footer</text:span> <text:span text:style-name="T8">ul</text:span> {</text:p>
      <text:p text:style-name="P3">    <text:span text:style-name="T5">list-style-type</text:span><text:span text:style-name="T3">: </text:span><text:span text:style-name="T6">none</text:span><text:span text:style-name="T3">;</text:span></text:p>
      <text:p text:style-name="P2">}</text:p>
      <text:p text:style-name="P4"><text:soft-page-break/></text:p>
      <text:p text:style-name="P2"><text:span text:style-name="T8">footer</text:span> <text:span text:style-name="T8">i</text:span> {</text:p>
      <text:p text:style-name="P3">    <text:span text:style-name="T5">padding-right</text:span><text:span text:style-name="T3">: </text:span><text:span text:style-name="T11">5px</text:span><text:span text:style-name="T3">;</text:span></text:p>
      <text:p text:style-name="P2">}</text:p>
      <text:p text:style-name="P4"/>
      <text:p text:style-name="P5">/* Blue box */</text:p>
      <text:p text:style-name="P4"/>
      <text:p text:style-name="P2"><text:span text:style-name="T8">.blue-box</text:span> {</text:p>
      <text:p text:style-name="P3">    <text:span text:style-name="T5">background-color</text:span><text:span text:style-name="T3">: </text:span><text:span text:style-name="T6">#0475ba</text:span><text:span text:style-name="T3">;</text:span></text:p>
      <text:p text:style-name="P3">    <text:span text:style-name="T5">color</text:span><text:span text:style-name="T3">: </text:span><text:span text:style-name="T6">white</text:span><text:span text:style-name="T3">;</text:span></text:p>
      <text:p text:style-name="P2">}</text:p>
      <text:p text:style-name="P4"/>
      <text:p text:style-name="P2"><text:span text:style-name="T8">.blue-box</text:span> <text:span text:style-name="T8">a</text:span> {</text:p>
      <text:p text:style-name="P3">    <text:span text:style-name="T5">color</text:span><text:span text:style-name="T3">: </text:span><text:span text:style-name="T6">white</text:span><text:span text:style-name="T3">;</text:span></text:p>
      <text:p text:style-name="P2">}</text:p>
      <text:p text:style-name="P4"/>
      <text:p text:style-name="P5">/* White box */</text:p>
      <text:p text:style-name="P4"/>
      <text:p text:style-name="P2"><text:span text:style-name="T8">header</text:span> <text:span text:style-name="T8">h2</text:span>,</text:p>
      <text:p text:style-name="P2"><text:span text:style-name="T8">.white-box</text:span> <text:span text:style-name="T8">h2</text:span> {</text:p>
      <text:p text:style-name="P3">    <text:span text:style-name="T5">color</text:span><text:span text:style-name="T3">: </text:span><text:span text:style-name="T6">#0475ba</text:span><text:span text:style-name="T3">;</text:span></text:p>
      <text:p text:style-name="P2">}</text:p>
      <text:p text:style-name="P2"/>
      <text:p text:style-name="P5">/* Moins de 991px */</text:p>
      <text:p text:style-name="P4"/>
      <text:p text:style-name="P2"><text:span text:style-name="T2">@media</text:span> (<text:span text:style-name="T4">max-width</text:span>: <text:span text:style-name="T10">991px</text:span>) {</text:p>
      <text:p text:style-name="P4"/>
      <text:p text:style-name="P3">    <text:span text:style-name="T9">nav</text:span><text:span text:style-name="T3"> </text:span><text:span text:style-name="T9">ul</text:span><text:span text:style-name="T3"> {</text:span></text:p>
      <text:p text:style-name="P3">        <text:span text:style-name="T5">display</text:span><text:span text:style-name="T3">: </text:span><text:span text:style-name="T6">none</text:span><text:span text:style-name="T3">;</text:span></text:p>
      <text:p text:style-name="P3">    <text:span text:style-name="T3">}</text:span></text:p>
      <text:p text:style-name="P4"/>
      <text:p text:style-name="P3">    <text:span text:style-name="T9">header</text:span><text:span text:style-name="T3"> </text:span><text:span text:style-name="T9">.header-space</text:span><text:span text:style-name="T3"> {</text:span></text:p>
      <text:p text:style-name="P3">        <text:span text:style-name="T5">flex-direction</text:span><text:span text:style-name="T3">: </text:span><text:span text:style-name="T6">column</text:span><text:span text:style-name="T3">;</text:span></text:p>
      <text:p text:style-name="P3">        <text:span text:style-name="T5">align-items</text:span><text:span text:style-name="T3">: </text:span><text:span text:style-name="T6">center</text:span><text:span text:style-name="T3">;</text:span></text:p>
      <text:p text:style-name="P3">    <text:span text:style-name="T3">}</text:span></text:p>
      <text:p text:style-name="P4"/>
      <text:p text:style-name="P3">    <text:span text:style-name="T9">section</text:span><text:span text:style-name="T3"> </text:span><text:span text:style-name="T9">.content</text:span><text:span text:style-name="T3"> </text:span><text:span text:style-name="T9">h2</text:span><text:span text:style-name="T3"> {</text:span></text:p>
      <text:p text:style-name="P3">        <text:span text:style-name="T5">text-align</text:span><text:span text:style-name="T3">: </text:span><text:span text:style-name="T6">center</text:span><text:span text:style-name="T3">;</text:span></text:p>
      <text:p text:style-name="P3">    <text:span text:style-name="T3">}</text:span></text:p>
      <text:p text:style-name="P4"/>
      <text:p text:style-name="P3">    <text:span text:style-name="T9">footer</text:span><text:span text:style-name="T3"> </text:span><text:span text:style-name="T9">.content-small</text:span><text:span text:style-name="T3"> {</text:span></text:p>
      <text:p text:style-name="P3">        <text:span text:style-name="T5">flex-direction</text:span><text:span text:style-name="T3">: </text:span><text:span text:style-name="T6">column</text:span><text:span text:style-name="T3">;</text:span></text:p>
      <text:p text:style-name="P3">    <text:span text:style-name="T3">}</text:span>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CV<text:tab/>Using flexbox<text:tab/>HTML et <text:span text:style-name="MT1">CSS</text:span></text:p>
      </style:header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21T11:29:04.06</meta:creation-date>
    <dc:date>2021-03-21T14:33:48.43</dc:date>
    <meta:editing-duration>PT2M31S</meta:editing-duration>
    <meta:editing-cycles>3</meta:editing-cycles>
    <meta:generator>OpenOffice/4.1.8$Win32 OpenOffice.org_project/418m3$Build-9803</meta:generator>
    <meta:document-statistic meta:table-count="0" meta:image-count="0" meta:object-count="0" meta:page-count="3" meta:paragraph-count="110" meta:word-count="228" meta:character-count="1609"/>
  </office:meta>
</office:document-meta>
</file>